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officeooo:rsid="000d6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{title}</text:h>
      <text:p text:style-name="Standard"/>
      <text:p text:style-name="P1">{messag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2-12-06T14:26:21.044000000</dc:date>
    <meta:editing-cycles>5</meta:editing-cycles>
    <meta:editing-duration>PT2M41S</meta:editing-duration>
    <meta:document-statistic meta:table-count="0" meta:image-count="0" meta:object-count="0" meta:page-count="1" meta:paragraph-count="2" meta:word-count="2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